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1-02-38-2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2-06-40-5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3-02-00-4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3-20-13-1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5-03-20-4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6-11-22-4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7-17-51-19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28-23-53-3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4-30-05-40-4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1-12-57-23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2-07-21-5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3-00-08-3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3-16-54-21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4-21-08-3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/>
          <table:table-cell table:style-name="ce9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7-15-59-13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8-18-54-1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09-20-34-0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0-22-57-53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1-17-56-51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2-13-02-0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3-06-38-3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4-11-45-1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6-21-14-1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8-01-40-3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19-06-19-4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0-05-20-16-17-59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0-05-21-07-23-4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0-05-21-22-24-1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2-15-05-0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3-13-16-2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5-10-05-3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6-07-58-2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7-05-47-1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8-03-40-3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8-20-08-2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29-11-48-1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30-03-31-0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5-31-02-50-5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2-01-16-3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3-00-31-3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3-23-35-5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7-00-39-0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9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7-12-38-2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9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8-00-09-03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9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09-08-15-43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9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4-06-51-5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4-06-51-5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114" calcext:value-type="float">
            <text:p>1.651140</text:p>
          </table:table-cell>
          <table:table-cell office:value-type="float" office:value="1.729833" calcext:value-type="float">
            <text:p>1.729833</text:p>
          </table:table-cell>
          <table:table-cell office:value-type="float" office:value="1.650626" calcext:value-type="float">
            <text:p>1.650626</text:p>
          </table:table-cell>
          <table:table-cell office:value-type="float" office:value="1.489275" calcext:value-type="float">
            <text:p>1.489275</text:p>
          </table:table-cell>
          <table:table-cell office:value-type="float" office:value="1.652756" calcext:value-type="float">
            <text:p>1.652756</text:p>
          </table:table-cell>
          <table:table-cell office:value-type="float" office:value="1.449969" calcext:value-type="float">
            <text:p>1.449969</text:p>
          </table:table-cell>
          <table:table-cell office:value-type="float" office:value="1.483438" calcext:value-type="float">
            <text:p>1.483438</text:p>
          </table:table-cell>
          <table:table-cell office:value-type="float" office:value="1.387683" calcext:value-type="float">
            <text:p>1.387683</text:p>
          </table:table-cell>
          <table:table-cell office:value-type="float" office:value="1.398244" calcext:value-type="float">
            <text:p>1.398244</text:p>
          </table:table-cell>
          <table:table-cell office:value-type="float" office:value="1.386565" calcext:value-type="float">
            <text:p>1.38656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9"/>
          <table:table-cell table:style-name="Default"/>
          <table:table-cell table:number-columns-repeated="11"/>
          <table:table-cell office:value-type="float" office:value="2.919186" calcext:value-type="float">
            <text:p>2.919186</text:p>
          </table:table-cell>
          <table:table-cell office:value-type="float" office:value="3.127813" calcext:value-type="float">
            <text:p>3.127813</text:p>
          </table:table-cell>
          <table:table-cell office:value-type="float" office:value="3.016274" calcext:value-type="float">
            <text:p>3.016274</text:p>
          </table:table-cell>
          <table:table-cell office:value-type="float" office:value="2.776871" calcext:value-type="float">
            <text:p>2.776871</text:p>
          </table:table-cell>
          <table:table-cell office:value-type="float" office:value="2.766896" calcext:value-type="float">
            <text:p>2.766896</text:p>
          </table:table-cell>
          <table:table-cell office:value-type="float" office:value="2.763454" calcext:value-type="float">
            <text:p>2.763454</text:p>
          </table:table-cell>
          <table:table-cell office:value-type="float" office:value="2.743483" calcext:value-type="float">
            <text:p>2.743483</text:p>
          </table:table-cell>
          <table:table-cell office:value-type="float" office:value="2.721155" calcext:value-type="float">
            <text:p>2.721155</text:p>
          </table:table-cell>
          <table:table-cell office:value-type="float" office:value="2.738147" calcext:value-type="float">
            <text:p>2.738147</text:p>
          </table:table-cell>
          <table:table-cell office:value-type="float" office:value="2.758072" calcext:value-type="float">
            <text:p>2.75807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8-16-59-0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8-16-59-0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8127" calcext:value-type="float">
            <text:p>0.598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3693" calcext:value-type="float">
            <text:p>0.983693</text:p>
          </table:table-cell>
          <table:table-cell office:value-type="float" office:value="0.818291" calcext:value-type="float">
            <text:p>0.818291</text:p>
          </table:table-cell>
          <table:table-cell office:value-type="float" office:value="0.776474" calcext:value-type="float">
            <text:p>0.776474</text:p>
          </table:table-cell>
          <table:table-cell office:value-type="float" office:value="0.721818" calcext:value-type="float">
            <text:p>0.721818</text:p>
          </table:table-cell>
          <table:table-cell office:value-type="float" office:value="0.6979" calcext:value-type="float">
            <text:p>0.697900</text:p>
          </table:table-cell>
          <table:table-cell table:number-columns-repeated="2" office:value-type="float" office:value="0.653087" calcext:value-type="float">
            <text:p>0.653087</text:p>
          </table:table-cell>
          <table:table-cell office:value-type="float" office:value="0.621293" calcext:value-type="float">
            <text:p>0.621293</text:p>
          </table:table-cell>
          <table:table-cell office:value-type="float" office:value="0.60495" calcext:value-type="float">
            <text:p>0.604950</text:p>
          </table:table-cell>
          <table:table-cell office:value-type="float" office:value="0.598127" calcext:value-type="float">
            <text:p>0.5981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9"/>
          <table:table-cell table:number-columns-repeated="8"/>
          <table:table-cell office:value-type="float" office:value="0.949896" calcext:value-type="float">
            <text:p>0.949896</text:p>
          </table:table-cell>
          <table:table-cell table:number-columns-repeated="3"/>
          <table:table-cell office:value-type="float" office:value="1.699667" calcext:value-type="float">
            <text:p>1.699667</text:p>
          </table:table-cell>
          <table:table-cell office:value-type="float" office:value="1.382487" calcext:value-type="float">
            <text:p>1.382487</text:p>
          </table:table-cell>
          <table:table-cell office:value-type="float" office:value="1.270603" calcext:value-type="float">
            <text:p>1.270603</text:p>
          </table:table-cell>
          <table:table-cell office:value-type="float" office:value="1.207902" calcext:value-type="float">
            <text:p>1.207902</text:p>
          </table:table-cell>
          <table:table-cell office:value-type="float" office:value="1.17144" calcext:value-type="float">
            <text:p>1.171440</text:p>
          </table:table-cell>
          <table:table-cell office:value-type="float" office:value="1.112657" calcext:value-type="float">
            <text:p>1.112657</text:p>
          </table:table-cell>
          <table:table-cell office:value-type="float" office:value="1.065169" calcext:value-type="float">
            <text:p>1.065169</text:p>
          </table:table-cell>
          <table:table-cell office:value-type="float" office:value="1.00192" calcext:value-type="float">
            <text:p>1.001920</text:p>
          </table:table-cell>
          <table:table-cell office:value-type="float" office:value="0.986082" calcext:value-type="float">
            <text:p>0.986082</text:p>
          </table:table-cell>
          <table:table-cell office:value-type="float" office:value="0.949896" calcext:value-type="float">
            <text:p>0.94989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9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0-16-01-1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2"/>
          <table:table-cell table:style-name="Default"/>
          <table:table-cell table:number-columns-repeated="5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3-12-33-1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3-12-33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3289" calcext:value-type="float">
            <text:p>0.5732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9236" calcext:value-type="float">
            <text:p>1.019236</text:p>
          </table:table-cell>
          <table:table-cell office:value-type="float" office:value="0.855509" calcext:value-type="float">
            <text:p>0.855509</text:p>
          </table:table-cell>
          <table:table-cell office:value-type="float" office:value="0.759024" calcext:value-type="float">
            <text:p>0.759024</text:p>
          </table:table-cell>
          <table:table-cell office:value-type="float" office:value="0.725772" calcext:value-type="float">
            <text:p>0.725772</text:p>
          </table:table-cell>
          <table:table-cell office:value-type="float" office:value="0.658368" calcext:value-type="float">
            <text:p>0.658368</text:p>
          </table:table-cell>
          <table:table-cell office:value-type="float" office:value="0.632233" calcext:value-type="float">
            <text:p>0.632233</text:p>
          </table:table-cell>
          <table:table-cell office:value-type="float" office:value="0.609129" calcext:value-type="float">
            <text:p>0.609129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579136" calcext:value-type="float">
            <text:p>0.579136</text:p>
          </table:table-cell>
          <table:table-cell office:value-type="float" office:value="0.573289" calcext:value-type="float">
            <text:p>0.57328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2"/>
          <table:table-cell office:value-type="float" office:value="1.214418" calcext:value-type="float">
            <text:p>1.214418</text:p>
          </table:table-cell>
          <table:table-cell table:style-name="Default" table:number-columns-repeated="3"/>
          <table:table-cell office:value-type="float" office:value="3.372204" calcext:value-type="float">
            <text:p>3.372204</text:p>
          </table:table-cell>
          <table:table-cell office:value-type="float" office:value="2.496749" calcext:value-type="float">
            <text:p>2.496749</text:p>
          </table:table-cell>
          <table:table-cell office:value-type="float" office:value="2.063245" calcext:value-type="float">
            <text:p>2.063245</text:p>
          </table:table-cell>
          <table:table-cell office:value-type="float" office:value="1.83492" calcext:value-type="float">
            <text:p>1.834920</text:p>
          </table:table-cell>
          <table:table-cell office:value-type="float" office:value="1.552114" calcext:value-type="float">
            <text:p>1.552114</text:p>
          </table:table-cell>
          <table:table-cell office:value-type="float" office:value="1.445878" calcext:value-type="float">
            <text:p>1.445878</text:p>
          </table:table-cell>
          <table:table-cell office:value-type="float" office:value="1.363212" calcext:value-type="float">
            <text:p>1.363212</text:p>
          </table:table-cell>
          <table:table-cell office:value-type="float" office:value="1.301286" calcext:value-type="float">
            <text:p>1.301286</text:p>
          </table:table-cell>
          <table:table-cell office:value-type="float" office:value="1.22262" calcext:value-type="float">
            <text:p>1.222620</text:p>
          </table:table-cell>
          <table:table-cell office:value-type="float" office:value="1.214418" calcext:value-type="float">
            <text:p>1.214418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2-11-41-13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8447" calcext:value-type="float">
            <text:p>0.5784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office:value-type="float" office:value="0.605823" calcext:value-type="float">
            <text:p>0.605823</text:p>
          </table:table-cell>
          <table:table-cell office:value-type="float" office:value="0.590551" calcext:value-type="float">
            <text:p>0.590551</text:p>
          </table:table-cell>
          <table:table-cell office:value-type="float" office:value="0.578447" calcext:value-type="float">
            <text:p>0.57844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228105" calcext:value-type="float">
            <text:p>1.228105</text:p>
          </table:table-cell>
          <table:table-cell table:style-name="Default" table:number-columns-repeated="3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office:value-type="float" office:value="1.317149" calcext:value-type="float">
            <text:p>1.317149</text:p>
          </table:table-cell>
          <table:table-cell office:value-type="float" office:value="1.251185" calcext:value-type="float">
            <text:p>1.251185</text:p>
          </table:table-cell>
          <table:table-cell office:value-type="float" office:value="1.228105" calcext:value-type="float">
            <text:p>1.22810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1-03-36-3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6-00-46-11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6-00-46-1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573088" calcext:value-type="float">
            <text:p>0.5730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3984" calcext:value-type="float">
            <text:p>0.983984</text:p>
          </table:table-cell>
          <table:table-cell office:value-type="float" office:value="0.868704" calcext:value-type="float">
            <text:p>0.868704</text:p>
          </table:table-cell>
          <table:table-cell office:value-type="float" office:value="0.739772" calcext:value-type="float">
            <text:p>0.739772</text:p>
          </table:table-cell>
          <table:table-cell office:value-type="float" office:value="0.706499" calcext:value-type="float">
            <text:p>0.706499</text:p>
          </table:table-cell>
          <table:table-cell office:value-type="float" office:value="0.666947" calcext:value-type="float">
            <text:p>0.666947</text:p>
          </table:table-cell>
          <table:table-cell office:value-type="float" office:value="0.643105" calcext:value-type="float">
            <text:p>0.643105</text:p>
          </table:table-cell>
          <table:table-cell office:value-type="float" office:value="0.608663" calcext:value-type="float">
            <text:p>0.608663</text:p>
          </table:table-cell>
          <table:table-cell office:value-type="float" office:value="0.58841" calcext:value-type="float">
            <text:p>0.588410</text:p>
          </table:table-cell>
          <table:table-cell office:value-type="float" office:value="0.585515" calcext:value-type="float">
            <text:p>0.585515</text:p>
          </table:table-cell>
          <table:table-cell office:value-type="float" office:value="0.573088" calcext:value-type="float">
            <text:p>0.573088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ce13"/>
          <table:table-cell office:value-type="string" calcext:value-type="string">
            <text:p>Span = 3</text:p>
          </table:table-cell>
          <table:table-cell table:number-columns-repeated="12"/>
          <table:table-cell table:style-name="ce22" office:value-type="float" office:value="1.211626" calcext:value-type="float">
            <text:p>1.211626</text:p>
          </table:table-cell>
          <table:table-cell table:number-columns-repeated="3"/>
          <table:table-cell office:value-type="float" office:value="3.229767" calcext:value-type="float">
            <text:p>3.229767</text:p>
          </table:table-cell>
          <table:table-cell office:value-type="float" office:value="2.569211" calcext:value-type="float">
            <text:p>2.569211</text:p>
          </table:table-cell>
          <table:table-cell office:value-type="float" office:value="1.947735" calcext:value-type="float">
            <text:p>1.947735</text:p>
          </table:table-cell>
          <table:table-cell office:value-type="float" office:value="1.750137" calcext:value-type="float">
            <text:p>1.750137</text:p>
          </table:table-cell>
          <table:table-cell office:value-type="float" office:value="1.644668" calcext:value-type="float">
            <text:p>1.644668</text:p>
          </table:table-cell>
          <table:table-cell office:value-type="float" office:value="1.494215" calcext:value-type="float">
            <text:p>1.494215</text:p>
          </table:table-cell>
          <table:table-cell office:value-type="float" office:value="1.371076" calcext:value-type="float">
            <text:p>1.371076</text:p>
          </table:table-cell>
          <table:table-cell office:value-type="float" office:value="1.268072" calcext:value-type="float">
            <text:p>1.268072</text:p>
          </table:table-cell>
          <table:table-cell office:value-type="float" office:value="1.266548" calcext:value-type="float">
            <text:p>1.266548</text:p>
          </table:table-cell>
          <table:table-cell office:value-type="float" office:value="1.211626" calcext:value-type="float">
            <text:p>1.21162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16-19-55-2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6-19-55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7744" calcext:value-type="float">
            <text:p>0.5777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566" calcext:value-type="float">
            <text:p>1.015660</text:p>
          </table:table-cell>
          <table:table-cell office:value-type="float" office:value="0.866041" calcext:value-type="float">
            <text:p>0.866041</text:p>
          </table:table-cell>
          <table:table-cell office:value-type="float" office:value="0.771335" calcext:value-type="float">
            <text:p>0.771335</text:p>
          </table:table-cell>
          <table:table-cell office:value-type="float" office:value="0.721108" calcext:value-type="float">
            <text:p>0.721108</text:p>
          </table:table-cell>
          <table:table-cell office:value-type="float" office:value="0.68328" calcext:value-type="float">
            <text:p>0.683280</text:p>
          </table:table-cell>
          <table:table-cell office:value-type="float" office:value="0.645358" calcext:value-type="float">
            <text:p>0.645358</text:p>
          </table:table-cell>
          <table:table-cell office:value-type="float" office:value="0.641239" calcext:value-type="float">
            <text:p>0.641239</text:p>
          </table:table-cell>
          <table:table-cell office:value-type="float" office:value="0.606677" calcext:value-type="float">
            <text:p>0.606677</text:p>
          </table:table-cell>
          <table:table-cell office:value-type="float" office:value="0.592987" calcext:value-type="float">
            <text:p>0.592987</text:p>
          </table:table-cell>
          <table:table-cell office:value-type="float" office:value="0.577744" calcext:value-type="float">
            <text:p>0.5777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218108" calcext:value-type="float">
            <text:p>1.218108</text:p>
          </table:table-cell>
          <table:table-cell table:number-columns-repeated="3"/>
          <table:table-cell office:value-type="float" office:value="3.271475" calcext:value-type="float">
            <text:p>3.271475</text:p>
          </table:table-cell>
          <table:table-cell office:value-type="float" office:value="2.528754" calcext:value-type="float">
            <text:p>2.528754</text:p>
          </table:table-cell>
          <table:table-cell office:value-type="float" office:value="2.063217" calcext:value-type="float">
            <text:p>2.063217</text:p>
          </table:table-cell>
          <table:table-cell office:value-type="float" office:value="1.852792" calcext:value-type="float">
            <text:p>1.852792</text:p>
          </table:table-cell>
          <table:table-cell office:value-type="float" office:value="1.633871" calcext:value-type="float">
            <text:p>1.633871</text:p>
          </table:table-cell>
          <table:table-cell office:value-type="float" office:value="1.511167" calcext:value-type="float">
            <text:p>1.511167</text:p>
          </table:table-cell>
          <table:table-cell office:value-type="float" office:value="1.441295" calcext:value-type="float">
            <text:p>1.441295</text:p>
          </table:table-cell>
          <table:table-cell office:value-type="float" office:value="1.323636" calcext:value-type="float">
            <text:p>1.323636</text:p>
          </table:table-cell>
          <table:table-cell office:value-type="float" office:value="1.250864" calcext:value-type="float">
            <text:p>1.250864</text:p>
          </table:table-cell>
          <table:table-cell office:value-type="float" office:value="1.218108" calcext:value-type="float">
            <text:p>1.218108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4, content+position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17-16-50-5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17-16-50-5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7766" calcext:value-type="float">
            <text:p>0.5777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94543" calcext:value-type="float">
            <text:p>1.094543</text:p>
          </table:table-cell>
          <table:table-cell office:value-type="float" office:value="0.845948" calcext:value-type="float">
            <text:p>0.845948</text:p>
          </table:table-cell>
          <table:table-cell office:value-type="float" office:value="0.769538" calcext:value-type="float">
            <text:p>0.769538</text:p>
          </table:table-cell>
          <table:table-cell office:value-type="float" office:value="0.700731" calcext:value-type="float">
            <text:p>0.700731</text:p>
          </table:table-cell>
          <table:table-cell office:value-type="float" office:value="0.657793" calcext:value-type="float">
            <text:p>0.657793</text:p>
          </table:table-cell>
          <table:table-cell office:value-type="float" office:value="0.644929" calcext:value-type="float">
            <text:p>0.644929</text:p>
          </table:table-cell>
          <table:table-cell office:value-type="float" office:value="0.624694" calcext:value-type="float">
            <text:p>0.624694</text:p>
          </table:table-cell>
          <table:table-cell office:value-type="float" office:value="0.600613" calcext:value-type="float">
            <text:p>0.600613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0.577766" calcext:value-type="float">
            <text:p>0.57776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style-name="Default" table:number-columns-repeated="2"/>
          <table:table-cell table:style-name="ce9"/>
          <table:table-cell table:number-columns-repeated="9"/>
          <table:table-cell office:value-type="float" office:value="1.263985" calcext:value-type="float">
            <text:p>1.263985</text:p>
          </table:table-cell>
          <table:table-cell table:number-columns-repeated="3"/>
          <table:table-cell office:value-type="float" office:value="3.768935" calcext:value-type="float">
            <text:p>3.768935</text:p>
          </table:table-cell>
          <table:table-cell office:value-type="float" office:value="2.464776" calcext:value-type="float">
            <text:p>2.464776</text:p>
          </table:table-cell>
          <table:table-cell office:value-type="float" office:value="2.064491" calcext:value-type="float">
            <text:p>2.064491</text:p>
          </table:table-cell>
          <table:table-cell office:value-type="float" office:value="1.744292" calcext:value-type="float">
            <text:p>1.744292</text:p>
          </table:table-cell>
          <table:table-cell office:value-type="float" office:value="1.590165" calcext:value-type="float">
            <text:p>1.590165</text:p>
          </table:table-cell>
          <table:table-cell office:value-type="float" office:value="1.514024" calcext:value-type="float">
            <text:p>1.514024</text:p>
          </table:table-cell>
          <table:table-cell office:value-type="float" office:value="1.439793" calcext:value-type="float">
            <text:p>1.439793</text:p>
          </table:table-cell>
          <table:table-cell office:value-type="float" office:value="1.342504" calcext:value-type="float">
            <text:p>1.342504</text:p>
          </table:table-cell>
          <table:table-cell office:value-type="float" office:value="1.280823" calcext:value-type="float">
            <text:p>1.280823</text:p>
          </table:table-cell>
          <table:table-cell office:value-type="float" office:value="1.263985" calcext:value-type="float">
            <text:p>1.26398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26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/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style-name="ce9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style-name="Default" table:number-columns-repeated="2"/>
          <table:table-cell table:style-name="ce9"/>
          <table:table-cell table:number-columns-repeated="2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0-09-39-4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0-09-39-4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0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9248" calcext:value-type="float">
            <text:p>0.5692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5504" calcext:value-type="float">
            <text:p>1.055504</text:p>
          </table:table-cell>
          <table:table-cell office:value-type="float" office:value="0.856179" calcext:value-type="float">
            <text:p>0.856179</text:p>
          </table:table-cell>
          <table:table-cell office:value-type="float" office:value="0.769666" calcext:value-type="float">
            <text:p>0.769666</text:p>
          </table:table-cell>
          <table:table-cell office:value-type="float" office:value="0.732676" calcext:value-type="float">
            <text:p>0.732676</text:p>
          </table:table-cell>
          <table:table-cell office:value-type="float" office:value="0.675838" calcext:value-type="float">
            <text:p>0.675838</text:p>
          </table:table-cell>
          <table:table-cell office:value-type="float" office:value="0.637656" calcext:value-type="float">
            <text:p>0.637656</text:p>
          </table:table-cell>
          <table:table-cell office:value-type="float" office:value="0.620224" calcext:value-type="float">
            <text:p>0.620224</text:p>
          </table:table-cell>
          <table:table-cell office:value-type="float" office:value="0.587321" calcext:value-type="float">
            <text:p>0.587321</text:p>
          </table:table-cell>
          <table:table-cell office:value-type="float" office:value="0.577065" calcext:value-type="float">
            <text:p>0.577065</text:p>
          </table:table-cell>
          <table:table-cell office:value-type="float" office:value="0.569248" calcext:value-type="float">
            <text:p>0.569248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12"/>
          <table:table-cell office:value-type="float" office:value="1.223278" calcext:value-type="float">
            <text:p>1.223278</text:p>
          </table:table-cell>
          <table:table-cell table:number-columns-repeated="3"/>
          <table:table-cell office:value-type="float" office:value="3.390707" calcext:value-type="float">
            <text:p>3.390707</text:p>
          </table:table-cell>
          <table:table-cell office:value-type="float" office:value="2.553244" calcext:value-type="float">
            <text:p>2.553244</text:p>
          </table:table-cell>
          <table:table-cell office:value-type="float" office:value="2.137133" calcext:value-type="float">
            <text:p>2.137133</text:p>
          </table:table-cell>
          <table:table-cell office:value-type="float" office:value="1.905183" calcext:value-type="float">
            <text:p>1.905183</text:p>
          </table:table-cell>
          <table:table-cell office:value-type="float" office:value="1.588875" calcext:value-type="float">
            <text:p>1.588875</text:p>
          </table:table-cell>
          <table:table-cell office:value-type="float" office:value="1.425851" calcext:value-type="float">
            <text:p>1.425851</text:p>
          </table:table-cell>
          <table:table-cell office:value-type="float" office:value="1.37587" calcext:value-type="float">
            <text:p>1.375870</text:p>
          </table:table-cell>
          <table:table-cell office:value-type="float" office:value="1.259261" calcext:value-type="float">
            <text:p>1.259261</text:p>
          </table:table-cell>
          <table:table-cell office:value-type="float" office:value="1.299223" calcext:value-type="float">
            <text:p>1.299223</text:p>
          </table:table-cell>
          <table:table-cell office:value-type="float" office:value="1.223278" calcext:value-type="float">
            <text:p>1.223278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2-02-05-45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2-02-05-4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2389" calcext:value-type="float">
            <text:p>0.8023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5898" calcext:value-type="float">
            <text:p>1.755898</text:p>
          </table:table-cell>
          <table:table-cell office:value-type="float" office:value="1.365592" calcext:value-type="float">
            <text:p>1.365592</text:p>
          </table:table-cell>
          <table:table-cell office:value-type="float" office:value="1.180187" calcext:value-type="float">
            <text:p>1.180187</text:p>
          </table:table-cell>
          <table:table-cell office:value-type="float" office:value="1.102337" calcext:value-type="float">
            <text:p>1.102337</text:p>
          </table:table-cell>
          <table:table-cell office:value-type="float" office:value="1.012337" calcext:value-type="float">
            <text:p>1.012337</text:p>
          </table:table-cell>
          <table:table-cell office:value-type="float" office:value="0.935271" calcext:value-type="float">
            <text:p>0.935271</text:p>
          </table:table-cell>
          <table:table-cell office:value-type="float" office:value="0.912937" calcext:value-type="float">
            <text:p>0.912937</text:p>
          </table:table-cell>
          <table:table-cell office:value-type="float" office:value="0.867877" calcext:value-type="float">
            <text:p>0.867877</text:p>
          </table:table-cell>
          <table:table-cell office:value-type="float" office:value="0.816737" calcext:value-type="float">
            <text:p>0.816737</text:p>
          </table:table-cell>
          <table:table-cell office:value-type="float" office:value="0.802389" calcext:value-type="float">
            <text:p>0.80238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8"/>
          <table:table-cell table:style-name="Default"/>
          <table:table-cell table:number-columns-repeated="9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22-18-21-10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22-18-21-1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7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94681" calcext:value-type="float">
            <text:p>1.694681</text:p>
          </table:table-cell>
          <table:table-cell office:value-type="float" office:value="1.73058" calcext:value-type="float">
            <text:p>1.730580</text:p>
          </table:table-cell>
          <table:table-cell office:value-type="float" office:value="1.605658" calcext:value-type="float">
            <text:p>1.605658</text:p>
          </table:table-cell>
          <table:table-cell office:value-type="float" office:value="1.502966" calcext:value-type="float">
            <text:p>1.502966</text:p>
          </table:table-cell>
          <table:table-cell office:value-type="float" office:value="1.444548" calcext:value-type="float">
            <text:p>1.444548</text:p>
          </table:table-cell>
          <table:table-cell office:value-type="float" office:value="1.481528" calcext:value-type="float">
            <text:p>1.481528</text:p>
          </table:table-cell>
          <table:table-cell office:value-type="float" office:value="1.602011" calcext:value-type="float">
            <text:p>1.602011</text:p>
          </table:table-cell>
          <table:table-cell office:value-type="float" office:value="1.585016" calcext:value-type="float">
            <text:p>1.585016</text:p>
          </table:table-cell>
          <table:table-cell office:value-type="float" office:value="1.623185" calcext:value-type="float">
            <text:p>1.623185</text:p>
          </table:table-cell>
          <table:table-cell office:value-type="float" office:value="1.553853" calcext:value-type="float">
            <text:p>1.55385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12"/>
          <table:table-cell office:value-type="float" office:value="3.160879" calcext:value-type="float">
            <text:p>3.160879</text:p>
          </table:table-cell>
          <table:table-cell office:value-type="float" office:value="3.121945" calcext:value-type="float">
            <text:p>3.121945</text:p>
          </table:table-cell>
          <table:table-cell office:value-type="float" office:value="2.871198" calcext:value-type="float">
            <text:p>2.871198</text:p>
          </table:table-cell>
          <table:table-cell office:value-type="float" office:value="2.866642" calcext:value-type="float">
            <text:p>2.866642</text:p>
          </table:table-cell>
          <table:table-cell office:value-type="float" office:value="2.727177" calcext:value-type="float">
            <text:p>2.727177</text:p>
          </table:table-cell>
          <table:table-cell office:value-type="float" office:value="2.776526" calcext:value-type="float">
            <text:p>2.776526</text:p>
          </table:table-cell>
          <table:table-cell office:value-type="float" office:value="2.800431" calcext:value-type="float">
            <text:p>2.800431</text:p>
          </table:table-cell>
          <table:table-cell office:value-type="float" office:value="2.744793" calcext:value-type="float">
            <text:p>2.744793</text:p>
          </table:table-cell>
          <table:table-cell office:value-type="float" office:value="2.642233" calcext:value-type="float">
            <text:p>2.642233</text:p>
          </table:table-cell>
          <table:table-cell office:value-type="float" office:value="2.654849" calcext:value-type="float">
            <text:p>2.65484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4-02-29-0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4-02-29-0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75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81898" calcext:value-type="float">
            <text:p>0.6818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24708" calcext:value-type="float">
            <text:p>1.124708</text:p>
          </table:table-cell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 table:number-columns-repeated="17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position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5-02-21-2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5-02-21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75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style-name="Default" table:number-columns-repeated="12"/>
          <table:table-cell/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5-19-36-5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5-19-36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26-13-18-56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26-13-18-5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7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7-18-03-1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7-18-03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7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91625" calcext:value-type="float">
            <text:p>0.6916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9"/>
          <table:table-cell table:number-columns-repeated="8"/>
          <table:table-cell table:style-name="ce12" office:value-type="float" office:value="1.130278" calcext:value-type="float">
            <text:p>1.130278</text:p>
          </table:table-cell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 table:number-columns-repeated="17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 + position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8-17-58-4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8-17-58-4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7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94925" calcext:value-type="float">
            <text:p>0.5949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style-name="Default" table:number-columns-repeated="12"/>
          <table:table-cell office:value-type="float" office:value="1.333095" calcext:value-type="float">
            <text:p>1.333095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29-13-58-2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29-13-58-2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4313" calcext:value-type="float">
            <text:p>0.574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+H+K</text:p>
          </table:table-cell>
          <table:table-cell table:style-name="Default" table:number-columns-repeated="2"/>
          <table:table-cell office:value-type="float" office:value="1.231806" calcext:value-type="float">
            <text:p>1.231806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&amp;4.78 <text:s/>&amp; 6.92 &amp; 5.14</text:p>
          </table:table-cell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6-30-15-30-4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6-30-15-30-48</text:p>
          </table:table-cell>
          <table:table-cell office:value-type="string" calcext:value-type="string">
            <text:p>kitti</text:p>
          </table:table-cell>
          <table:table-cell table:style-name="ce18" office:value-type="float" office:value="1.2" calcext:value-type="float">
            <text:p>1.20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9726" calcext:value-type="float">
            <text:p>0.5597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+H+K</text:p>
          </table:table-cell>
          <table:table-cell table:style-name="Default" table:number-columns-repeated="2"/>
          <table:table-cell office:value-type="float" office:value="1.172046" calcext:value-type="float">
            <text:p>1.172046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1-18-49-10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1-18-49-10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3.10.5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9726" calcext:value-type="float">
            <text:p>0.5597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style-name="Default" table:number-columns-repeated="9"/>
          <table:table-cell office:value-type="string" calcext:value-type="string">
            <text:p>C+T+S+H+K</text:p>
          </table:table-cell>
          <table:table-cell table:style-name="Default" table:number-columns-repeated="2"/>
          <table:table-cell office:value-type="float" office:value="1.172046" calcext:value-type="float">
            <text:p>1.172046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&amp;4.65 &amp; 6.76 <text:s/>&amp; 5.00</text:p>
          </table:table-cell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2-14-27-44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2-14-27-44</text:p>
          </table:table-cell>
          <table:table-cell office:value-type="string" calcext:value-type="string">
            <text:p>kitti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0323" calcext:value-type="float">
            <text:p>0.5603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</text:p>
          </table:table-cell>
          <table:table-cell table:style-name="Default" table:number-columns-repeated="2"/>
          <table:table-cell office:value-type="float" office:value="1.174272" calcext:value-type="float">
            <text:p>1.174272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3-15-37-39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3-15-37-39</text:p>
          </table:table-cell>
          <table:table-cell office:value-type="string" calcext:value-type="string">
            <text:p>kitti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5521" calcext:value-type="float">
            <text:p>0.5555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+H+K</text:p>
          </table:table-cell>
          <table:table-cell table:style-name="Default" table:number-columns-repeated="2"/>
          <table:table-cell office:value-type="float" office:value="1.164672" calcext:value-type="float">
            <text:p>1.164672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5-02-02-17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5-02-02-17</text:p>
          </table:table-cell>
          <table:table-cell office:value-type="string" calcext:value-type="string">
            <text:p>kitti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083" calcext:value-type="float">
            <text:p>0.5608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</text:p>
          </table:table-cell>
          <table:table-cell table:style-name="Default" table:number-columns-repeated="2"/>
          <table:table-cell office:value-type="float" office:value="1.177793" calcext:value-type="float">
            <text:p>1.177793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6-03-20-42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6-03-20-42</text:p>
          </table:table-cell>
          <table:table-cell office:value-type="string" calcext:value-type="string">
            <text:p>kitti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229" calcext:value-type="float">
            <text:p>0.553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style-name="Default" table:number-columns-repeated="9"/>
          <table:table-cell office:value-type="string" calcext:value-type="string">
            <text:p>C+T</text:p>
          </table:table-cell>
          <table:table-cell table:style-name="Default" table:number-columns-repeated="2"/>
          <table:table-cell office:value-type="float" office:value="1.137064" calcext:value-type="float">
            <text:p>1.137064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7-13-00-08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7-13-00-08</text:p>
          </table:table-cell>
          <table:table-cell office:value-type="string" calcext:value-type="string">
            <text:p>kitti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7" calcext:value-type="float">
            <text:p>0.547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style-name="Default" table:number-columns-repeated="9"/>
          <table:table-cell office:value-type="string" calcext:value-type="string">
            <text:p>C+T+S</text:p>
          </table:table-cell>
          <table:table-cell table:style-name="Default" table:number-columns-repeated="2"/>
          <table:table-cell office:value-type="float" office:value="1.114947" calcext:value-type="float">
            <text:p>1.114947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8-22-07-31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8-22-07-31</text:p>
          </table:table-cell>
          <table:table-cell office:value-type="string" calcext:value-type="string">
            <text:p>kitti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6838" calcext:value-type="float">
            <text:p>0.5568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</text:p>
          </table:table-cell>
          <table:table-cell table:style-name="Default" table:number-columns-repeated="2"/>
          <table:table-cell office:value-type="float" office:value="1.162163" calcext:value-type="float">
            <text:p>1.162163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9" office:value-type="string" calcext:value-type="string">
            <text:p>2022-07-09-23-13-21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xp8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9" office:value-type="string" calcext:value-type="string">
            <text:p>2022-07-09-23-13-21</text:p>
          </table:table-cell>
          <table:table-cell office:value-type="string" calcext:value-type="string">
            <text:p>kitti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8059" calcext:value-type="float">
            <text:p>0.558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9"/>
          <table:table-cell office:value-type="string" calcext:value-type="string">
            <text:p>C+T+S</text:p>
          </table:table-cell>
          <table:table-cell table:style-name="Default" table:number-columns-repeated="2"/>
          <table:table-cell office:value-type="float" office:value="1.16459" calcext:value-type="float">
            <text:p>1.164590</text:p>
          </table:table-cell>
          <table:table-cell table:style-name="Default" table:number-columns-repeated="3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9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7"/>
          <table:table-cell/>
          <table:table-cell table:style-name="ce9" table:number-columns-repeated="2"/>
          <table:table-cell table:style-name="ce7"/>
          <table:table-cell/>
          <table:table-cell table:style-name="ce9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style-name="ce7"/>
          <table:table-cell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/>
          <table:table-cell/>
          <table:table-cell table:style-name="ce9" table:number-columns-repeated="2"/>
          <table:table-cell table:style-name="ce7"/>
          <table:table-cell/>
          <table:table-cell table:style-name="ce9" table:number-columns-repeated="2"/>
          <table:table-cell table:number-columns-repeated="12"/>
          <table:table-cell table:style-name="ce29"/>
          <table:table-cell table:number-columns-repeated="1001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Default"/>
          <table:table-cell table:number-columns-repeated="11"/>
          <table:table-cell table:style-name="ce29"/>
          <table:table-cell table:number-columns-repeated="1001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2"/>
          <table:table-cell table:style-name="ce29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16"/>
          <table:table-cell table:style-name="ce29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2"/>
          <table:table-cell table:style-name="ce29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16"/>
          <table:table-cell table:style-name="ce29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2"/>
          <table:table-cell table:number-columns-repeated="12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30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2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2"/>
          <table:table-cell table:style-name="ce30"/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3"/>
          <table:table-cell table:style-name="ce7" table:number-columns-spanned="10" table:number-rows-spanned="1"/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2"/>
          <table:table-cell table:style-name="ce29"/>
          <table:table-cell table:number-columns-repeated="1001"/>
        </table:table-row>
        <table:table-row table:style-name="ro1">
          <table:table-cell table:number-columns-repeated="5"/>
          <table:table-cell table:style-name="ce9"/>
          <table:table-cell table:number-columns-repeated="16"/>
          <table:table-cell table:style-name="ce29"/>
          <table:table-cell table:number-columns-repeated="1001"/>
        </table:table-row>
        <table:table-row table:style-name="ro1">
          <table:table-cell table:style-name="ce13"/>
          <table:table-cell table:number-columns-repeated="4"/>
          <table:table-cell table:style-name="ce9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6"/>
          <table:table-cell table:style-name="Default"/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 table:number-columns-repeated="2"/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9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28"/>
          <table:table-cell table:number-columns-repeated="12"/>
          <table:table-cell table:style-name="ce30"/>
          <table:table-cell table:number-columns-repeated="996"/>
        </table:table-row>
        <table:table-row table:style-name="ro1">
          <table:table-cell/>
          <table:table-cell table:style-name="ce16" table:number-columns-repeated="2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28"/>
          <table:table-cell table:number-columns-repeated="12"/>
          <table:table-cell table:style-name="ce30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2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1"/>
          <table:table-cell table:style-name="ce12" table:number-columns-repeated="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13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/>
          <table:table-cell table:style-name="Default" table:number-columns-repeated="13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10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table:style-name="ce16" table:number-columns-repeated="2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1"/>
          <table:table-cell table:style-name="ce12" table:number-columns-repeated="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7"/>
          <table:table-cell table:style-name="ce13"/>
          <table:table-cell table:number-columns-repeated="4"/>
          <table:table-cell table:style-name="ce12"/>
          <table:table-cell table:number-columns-repeated="996"/>
        </table:table-row>
        <table:table-row table:style-name="ro1" table:number-rows-repeated="4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9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/>
          <table:table-cell table:style-name="Default" table:number-columns-repeated="16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8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/>
          <table:table-cell table:style-name="Default" table:number-columns-repeated="16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style-name="Default"/>
          <table:table-cell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9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/>
          <table:table-cell table:style-name="Default" table:number-columns-repeated="16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style-name="ce17"/>
          <table:table-cell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/>
          <table:table-cell table:style-name="ce17" table:number-columns-repeated="2"/>
          <table:table-cell table:style-name="ce23" table:number-columns-repeated="2"/>
          <table:table-cell table:style-name="ce17" table:number-columns-repeated="2"/>
          <table:table-cell table:style-name="ce23" table:number-columns-repeated="2"/>
          <table:table-cell table:style-name="ce17" table:number-columns-repeated="4"/>
          <table:table-cell table:style-name="ce12"/>
          <table:table-cell table:style-name="ce17" table:number-columns-repeated="3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3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table:number-columns-spanned="21" table:number-rows-spanned="1"/>
          <table:covered-table-cell table:number-columns-repeated="2"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/>
          <table:table-cell table:style-name="Default" table:number-columns-repeated="17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/>
          <table:table-cell table:style-name="Default" table:number-columns-repeated="16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table:style-name="Default" table:number-columns-repeated="2"/>
          <table:table-cell table:style-name="ce9"/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table:style-name="Default" table:number-columns-repeated="2"/>
          <table:table-cell table:style-name="ce9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9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9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9" table:number-columns-repeated="2"/>
          <table:table-cell table:style-name="ce13"/>
          <table:table-cell/>
          <table:table-cell table:style-name="ce9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13"/>
          <table:table-cell table:number-columns-repeated="3"/>
          <table:table-cell table:style-name="ce13" table:number-columns-repeated="4"/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13"/>
          <table:table-cell table:number-columns-repeated="3"/>
          <table:table-cell table:style-name="ce13" table:number-columns-repeated="4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13"/>
          <table:table-cell table:number-columns-repeated="3"/>
          <table:table-cell table:style-name="ce13" table:number-columns-repeated="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style-name="Default"/>
          <table:table-cell table:number-columns-repeated="1017"/>
        </table:table-row>
        <table:table-row table:style-name="ro1" table:number-rows-repeated="12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7:06:52.767916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7-11T14:14:11.308546606</dc:date>
    <meta:editing-duration>P128DT21H41M29S</meta:editing-duration>
    <meta:editing-cycles>1491</meta:editing-cycles>
    <meta:generator>LibreOffice/6.4.7.2$Linux_X86_64 LibreOffice_project/40$Build-2</meta:generator>
    <meta:document-statistic meta:table-count="1" meta:cell-count="2760" meta:object-count="0"/>
  </office:meta>
</office:document-meta>
</file>